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a52a2a" fo:letter-spacing="normal"/>
    </style:style>
    <style:style style:name="T3" style:family="text">
      <style:text-properties fo:font-variant="normal" fo:text-transform="none" fo:color="#a52a2a" style:font-name="Roboto" fo:font-size="9pt" fo:letter-spacing="normal" fo:font-style="normal" fo:font-weight="normal"/>
    </style:style>
    <style:style style:name="T4" style:family="text">
      <style:text-properties fo:font-variant="normal" fo:text-transform="none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ff0000" style:font-name="Consola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IzaSyBKw8t9cMsJSSFuKB2lgwdW5yp4boKVehc</text:span><text:span text:style-name="T1"> api cod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g </text:span><text:span text:style-name="T4">{<text:line-break/>    border</text:span><text:span text:style-name="T5">:</text:span><text:span text:style-name="T6"> 1px solid #ddd</text:span><text:span text:style-name="T5">;</text:span><text:span text:style-name="T4"><text:line-break/>    border-radius</text:span><text:span text:style-name="T5">:</text:span><text:span text:style-name="T6"> 4px</text:span><text:span text:style-name="T5">;</text:span><text:span text:style-name="T4"><text:line-break/>    padding</text:span><text:span text:style-name="T5">:</text:span><text:span text:style-name="T6"> 5px</text:span><text:span text:style-name="T5">;</text:span><text:span text:style-name="T4"><text:line-break/>    width</text:span><text:span text:style-name="T5">:</text:span><text:span text:style-name="T6"> 150px</text:span><text:span text:style-name="T5">;</text:span><text:span text:style-name="T4"><text:line-break/>}</text:span><text:line-break/><text:line-break/><text:span text:style-name="T1">img:hover </text:span><text:span text:style-name="T4">{<text:line-break/>    box-shadow</text:span><text:span text:style-name="T5">:</text:span><text:span text:style-name="T6"> 0 0 2px 1px rgba(0, 140, 186, 0.5)</text:span><text:span text:style-name="T5">;</text:span><text:span text:style-name="T4"><text:line-break/>}</text:span><text:line-break/><text:line-break/><text:span text:style-name="T6">&lt;</text:span><text:span text:style-name="T1">a</text:span><text:span text:style-name="T7"> href</text:span><text:span text:style-name="T6">="paris.jpg"&gt;</text:span><text:line-break/><text:span text:style-name="T2">  </text:span><text:span text:style-name="T6">&lt;</text:span><text:span text:style-name="T1">img</text:span><text:span text:style-name="T7"> src</text:span><text:span text:style-name="T6">="paris.jpg"</text:span><text:span text:style-name="T7"> alt</text:span><text:span text:style-name="T6">="Paris"&gt;</text:span><text:line-break/><text:span text:style-name="T6">&lt;</text:span><text:span text:style-name="T1">/a</text:span><text:span text:style-name="T6">&gt;</text:span> </text:p>
      <text:p text:style-name="P1"/>
      <text:p text:style-name="P1"/>
      <text:p text:style-name="P1">skalowanie obrazka do wielkosci okna</text:p>
      <text:p text:style-name="P1"><text:s text:c="2"/>max-width: 100%;</text:p>
      <text:p text:style-name="P1"><text:s text:c="2"/>height: aut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50S</meta:editing-duration>
    <meta:editing-cycles>7</meta:editing-cycles>
    <meta:generator>OpenOffice/4.1.3$Win32 OpenOffice.org_project/413m1$Build-9783</meta:generator>
    <dc:date>2017-03-16T12:58:03.13</dc:date>
    <meta:document-statistic meta:table-count="0" meta:image-count="0" meta:object-count="0" meta:page-count="1" meta:paragraph-count="5" meta:word-count="43" meta:character-count="343"/>
    <meta:user-defined meta:name="Info 1"/>
    <meta:user-defined meta:name="Info 2"/>
    <meta:user-defined meta:name="Info 3"/>
    <meta:user-defined meta:name="Info 4"/>
  </office:meta>
</office:document-meta>
</file>